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30000033D1C7542BBAF60BD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18.279cm" draw:z-index="0"><draw:image xlink:href="Pictures/10000000000003030000033D1C7542BBAF60B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35:55.804225650</meta:creation-date>
    <dc:date>2024-06-17T17:36:03.858322507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